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Employees">
        <table:table-row>
          <table:table-cell>
            <text:p>Employee</text:p>
          </table:table-cell>
          <table:table-cell>
            <text:p>Department</text:p>
          </table:table-cell>
          <table:table-cell>
            <text:p>Salary</text:p>
          </table:table-cell>
          <table:table-cell>
            <text:p>YearsOfService</text:p>
          </table:table-cell>
        </table:table-row>
        <table:table-row>
          <table:table-cell>
            <text:p>Alice Johnson</text:p>
          </table:table-cell>
          <table:table-cell>
            <text:p>Engineering</text:p>
          </table:table-cell>
          <table:table-cell>
            <text:p>95000</text:p>
          </table:table-cell>
          <table:table-cell>
            <text:p>5</text:p>
          </table:table-cell>
        </table:table-row>
        <table:table-row>
          <table:table-cell>
            <text:p>Bob Smith</text:p>
          </table:table-cell>
          <table:table-cell>
            <text:p>Sales</text:p>
          </table:table-cell>
          <table:table-cell>
            <text:p>87000</text:p>
          </table:table-cell>
          <table:table-cell>
            <text:p>3</text:p>
          </table:table-cell>
        </table:table-row>
        <table:table-row>
          <table:table-cell>
            <text:p>Charlie Brown</text:p>
          </table:table-cell>
          <table:table-cell>
            <text:p>Engineering</text:p>
          </table:table-cell>
          <table:table-cell>
            <text:p>102000</text:p>
          </table:table-cell>
          <table:table-cell>
            <text:p>7</text:p>
          </table:table-cell>
        </table:table-row>
        <table:table-row>
          <table:table-cell>
            <text:p>Diana Prince</text:p>
          </table:table-cell>
          <table:table-cell>
            <text:p>Marketing</text:p>
          </table:table-cell>
          <table:table-cell>
            <text:p>92000</text:p>
          </table:table-cell>
          <table:table-cell>
            <text:p>4</text:p>
          </table:table-cell>
        </table:table-row>
        <table:table-row>
          <table:table-cell>
            <text:p>Eve Adams</text:p>
          </table:table-cell>
          <table:table-cell>
            <text:p>Sales</text:p>
          </table:table-cell>
          <table:table-cell>
            <text:p>79000</text:p>
          </table:table-cell>
          <table:table-cell>
            <text:p>2</text:p>
          </table:table-cell>
        </table:table-row>
        <table:table-row>
          <table:table-cell>
            <text:p>Frank Miller</text:p>
          </table:table-cell>
          <table:table-cell>
            <text:p>Engineering</text:p>
          </table:table-cell>
          <table:table-cell>
            <text:p>88000</text:p>
          </table:table-cell>
          <table:table-cell>
            <text:p>3</text:p>
          </table:table-cell>
        </table:table-row>
        <table:table-row>
          <table:table-cell>
            <text:p>Grace Lee</text:p>
          </table:table-cell>
          <table:table-cell>
            <text:p>Marketing</text:p>
          </table:table-cell>
          <table:table-cell>
            <text:p>96000</text:p>
          </table:table-cell>
          <table:table-cell>
            <text:p>6</text:p>
          </table:table-cell>
        </table:table-row>
        <table:table-row>
          <table:table-cell>
            <text:p>Henry Wilson</text:p>
          </table:table-cell>
          <table:table-cell>
            <text:p>Sales</text:p>
          </table:table-cell>
          <table:table-cell>
            <text:p>110000</text:p>
          </table:table-cell>
          <table:table-cell>
            <text:p>8</text:p>
          </table:table-cell>
        </table:table-row>
        <table:table-row>
          <table:table-cell>
            <text:p>Iris Chen</text:p>
          </table:table-cell>
          <table:table-cell>
            <text:p>Engineering</text:p>
          </table:table-cell>
          <table:table-cell>
            <text:p>99000</text:p>
          </table:table-cell>
          <table:table-cell>
            <text:p>5</text:p>
          </table:table-cell>
        </table:table-row>
        <table:table-row>
          <table:table-cell>
            <text:p>Jack Davis</text:p>
          </table:table-cell>
          <table:table-cell>
            <text:p>Marketing</text:p>
          </table:table-cell>
          <table:table-cell>
            <text:p>85000</text:p>
          </table:table-cell>
          <table:table-cell>
            <text:p>4</text:p>
          </table:table-cell>
        </table:table-row>
      </table:table>
      <table:table table:name="Summary">
        <table:table-row>
          <table:table-cell>
            <text:p>Department</text:p>
          </table:table-cell>
          <table:table-cell>
            <text:p>TotalSalary</text:p>
          </table:table-cell>
          <table:table-cell>
            <text:p>AvgSalary</text:p>
          </table:table-cell>
          <table:table-cell>
            <text:p>EmployeeCount</text:p>
          </table:table-cell>
        </table:table-row>
        <table:table-row>
          <table:table-cell>
            <text:p>Engineering</text:p>
          </table:table-cell>
          <table:table-cell/>
          <table:table-cell/>
          <table:table-cell/>
        </table:table-row>
        <table:table-row>
          <table:table-cell>
            <text:p>Sales</text:p>
          </table:table-cell>
          <table:table-cell/>
          <table:table-cell/>
          <table:table-cell/>
        </table:table-row>
        <table:table-row>
          <table:table-cell>
            <text:p>Marketing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